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85cm"/>
      <style:paragraph-properties style:writing-mode="lr-tb"/>
    </style:style>
    <style:style style:name="gr3" style:family="graphic" style:parent-style-name="塗りつぶしなし線なしオブジェクト">
      <style:graphic-properties draw:textarea-horizontal-align="center" draw:textarea-vertical-align="middle" draw:ole-draw-aspect="1"/>
    </style:style>
    <style:style style:name="P1" style:family="paragraph">
      <loext:graphic-properties draw:fill="none" draw:fill-color="#ffffff"/>
      <style:paragraph-properties style:writing-mode="lr-tb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6.9cm" svg:y="0.15cm">
          <draw:text-box>
            <text:p><text:span text:style-name="T1">f[i]</text:span></text:p>
          </draw:text-box>
        </draw:frame>
        <draw:frame draw:style-name="gr2" draw:text-style-name="P1" draw:layer="layout" svg:width="1cm" svg:height="1.1cm" svg:x="15cm" svg:y="4.8cm">
          <draw:text-box>
            <text:p><text:span text:style-name="T1">i</text:span></text:p>
          </draw:text-box>
        </draw:frame>
        <draw:frame draw:style-name="gr3" draw:text-style-name="P2" draw:layer="layout" svg:width="14.177cm" svg:height="7.974cm" svg:x="0.5cm" svg:y="1.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/>
    </style:style>
    <style:style style:name="Outlined_20_Green" style:display-name="Outlined Green" style:family="graphic" style:parent-style-name="Lines">
      <style:graphic-properties svg:stroke-color="#127622"/>
      <style:text-properties fo:color="#127622"/>
    </style:style>
    <style:style style:name="Outlined_20_Red" style:display-name="Outlined Red" style:family="graphic" style:parent-style-name="Lines">
      <style:graphic-properties svg:stroke-color="#c9211e"/>
      <style:text-properties fo:color="#c9211e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okai </meta:initial-creator>
    <meta:creation-date>2015-03-03T15:40:53</meta:creation-date>
    <dc:date>2022-11-07T11:15:25.494302573</dc:date>
    <meta:editing-duration>PT4M12S</meta:editing-duration>
    <meta:editing-cycles>23</meta:editing-cycles>
    <meta:generator>LibreOffice/6.4.7.2$Linux_X86_64 LibreOffice_project/40$Build-2</meta:generator>
    <meta:document-statistic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5" chart:maximum="5" chart:origin="0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automatic" chart:symbol-width="0.25cm" chart:symbol-height="0.25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4.178cm" svg:height="7.975cm" xlink:href="." xlink:type="simple" chart:class="chart:scatter" chart:style-name="ch1">
        <chart:plot-area chart:style-name="ch2" chart:data-source-has-labels="both" svg:x="0.283cm" svg:y="0.159cm" svg:width="13.612cm" svg:height="7.657cm">
          <chartooo:coordinate-region svg:x="0.429cm" svg:y="0.358cm" svg:width="13.372cm" svg:height="7.259cm"/>
          <chart:axis chart:dimension="x" chart:name="primary-x" chart:style-name="ch3" chartooo:axis-type="auto">
            <chart:categories table:cell-range-address="local-table.$A$2:.$A$8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local-table.$C$2:.$C$8" chart:label-cell-address="local-table.$C$1" chart:class="chart:scatter">
            <chart:domain table:cell-range-address="local-table.$B$2:.$B$8"/>
            <chart:data-point chart:repeated="7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系列1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-1">
                <text:p>-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